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text:start-value="1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nking Application</text:p>
      <text:p text:style-name="Standard"/>
      <text:p text:style-name="P2"><text:span text:style-name="T1">Title:</text:span> Green Bank App</text:p>
      <text:p text:style-name="Standard"/>
      <text:p text:style-name="Standard">Description:</text:p>
      <text:p text:style-name="Standard"><text:tab/>Green Bank App is an online bank account management system. The application is simple to use, with accessibility in mind. It provides portable web access to customer account information, their transactions and credit lines. Customers have the ability to manage their transactions as well as apply for additional accounts. Our Application gathers Business Intelligence on our user base and </text:p>
      <text:p text:style-name="Standard">provides analytics for employee managers to optimize their business strategy. </text:p>
      <text:p text:style-name="Standard"/>
      <text:p text:style-name="Standard">____________________ </text:p>
      <text:p text:style-name="Standard">User Stories</text:p>
      <text:p text:style-name="Standard">____________________</text:p>
      <text:p text:style-name="Standard"/>
      <text:p text:style-name="Standard"/>
      <text:list xml:id="list7301250094357392650" text:style-name="L2">
        <text:list-item>
          <text:p text:style-name="P4">As a guest I can open a checking or savings account.<text:tab/>2</text:p>
        </text:list-item>
        <text:list-item>
          <text:p text:style-name="P4">As a guest I can register as a customer with a checking or savings account.<text:tab/>3</text:p>
          <text:p text:style-name="P4"/>
        </text:list-item>
        <text:list-item>
          <text:p text:style-name="P4">As a customer or employee I can log into the system.<text:tab/>1</text:p>
        </text:list-item>
        <text:list-item>
          <text:p text:style-name="P4">As a customer, I can view the banking accounts in my name. 2</text:p>
        </text:list-item>
        <text:list-item>
          <text:p text:style-name="P4">As a customer, I can apply for a credit line.<text:tab/>8</text:p>
        </text:list-item>
        <text:list-item>
          <text:p text:style-name="P4">As a customer, I can open a checking or a savings account without employee approval. 2</text:p>
        </text:list-item>
        <text:list-item>
          <text:p text:style-name="P4">As a customer, I can view past transactions on an account.<text:tab/>2</text:p>
        </text:list-item>
        <text:list-item>
          <text:p text:style-name="P4">As a customer, I can filter transactions into deposits or withdrawals. 5</text:p>
        </text:list-item>
        <text:list-item>
          <text:p text:style-name="P4">As a customer, I can dispute a transaction. 5</text:p>
        </text:list-item>
        <text:list-item>
          <text:p text:style-name="P4">As a customer, I can view my monthly account statements. 2 </text:p>
        </text:list-item>
        <text:list-item>
          <text:p text:style-name="P4">As a customer, I can fill out a form to send a customer representative an email. 8</text:p>
          <text:p text:style-name="P4"/>
        </text:list-item>
        <text:list-item>
          <text:p text:style-name="P4">As a loan officer, I can approve credit line requests to send them to the manager. 5</text:p>
        </text:list-item>
        <text:list-item>
          <text:p text:style-name="P4">As a loan officer, I can reject credit line requests. 3</text:p>
          <text:p text:style-name="P4"/>
        </text:list-item>
        <text:list-item>
          <text:p text:style-name="P4">As a customer representative, I can view customer dispute requests. 3</text:p>
        </text:list-item>
        <text:list-item>
          <text:p text:style-name="P4">As a customer representative, I can approve disputes to send them to the manager. 5</text:p>
        </text:list-item>
        <text:list-item>
          <text:p text:style-name="P4">As a customer representative, I can reject disputes. 2</text:p>
        </text:list-item>
        <text:list-item>
          <text:p text:style-name="P4">As a manager, I can view approved or rejected disputes by customer representatives. 2</text:p>
        </text:list-item>
        <text:list-item>
          <text:p text:style-name="P4">As a manager, I can view approved or rejected credit lines by loan officers. 2</text:p>
          <text:p text:style-name="P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E-Commerce</text:span></text:p>
      <text:p text:style-name="Standard"/>
      <text:p text:style-name="Standard">Title: <text:s/><text:span text:style-name="T2">Ice</text:span></text:p>
      <text:p text:style-name="Standard"/>
      <text:p text:style-name="Standard">Description: </text:p>
      <text:p text:style-name="Standard"><text:tab/>Ice is an accessible web store that focuses on online purchasing. Users can browse the catalog of available video games. The application provides to customers the tools to review and rate products. The application congregates and provides user analytics to system administrators. </text:p>
      <text:p text:style-name="Standard"/>
      <text:p text:style-name="Standard">____________________</text:p>
      <text:p text:style-name="Standard"/>
      <text:p text:style-name="Standard">User Stories</text:p>
      <text:p text:style-name="Standard">____________________</text:p>
      <text:p text:style-name="Standard"/>
      <text:p text:style-name="Standard">1.) As a guest, I can view all the products.</text:p>
      <text:p text:style-name="Standard">2.) As a guest, I can sign up for a customer account.</text:p>
      <text:p text:style-name="Standard">3.) As a guest, I can view details of individual products.</text:p>
      <text:p text:style-name="Standard"/>
      <text:p text:style-name="Standard">4.) As an employee, I can add products to the store.</text:p>
      <text:p text:style-name="Standard">5.) As a customer representative employee, I can respond to user queries.</text:p>
      <text:p text:style-name="Standard">6.) As an employee, I can view developers of the video games.</text:p>
      <text:p text:style-name="Standard">7.) As an employee, I can delete products from the store.</text:p>
      <text:p text:style-name="Standard">8.) As an employee, I can edit the product.</text:p>
      <text:p text:style-name="Standard"/>
      <text:p text:style-name="Standard">9.) As a customer, I can ask questions to the customer representative.</text:p>
      <text:p text:style-name="Standard">10.) As a customer, I can add or remove products from my cart.</text:p>
      <text:p text:style-name="Standard">11.) As a customer, I can check out my cart.</text:p>
      <text:p text:style-name="Standard">12.) As a customer, I can write a review on the product I bought.</text:p>
      <text:p text:style-name="Standard">13.) As a customer, I can rate a product that I bought.</text:p>
      <text:p text:style-name="Standard"/>
      <text:p text:style-name="Standard">14.) As a system, I prevent customers from writing a review without a rating and vice-versa.</text:p>
      <text:p text:style-name="Standard">15.) As a system, I can filter by products.</text:p>
      <text:list xml:id="list3276906594904653545" text:style-name="L1">
        <text:list-item>
          <text:p text:style-name="P1">As a system, I can filter by developers.</text:p>
        </text:list-item>
      </text:list>
      <text:p text:style-name="Standard"/>
      <text:p text:style-name="Standard"/>
      <text:p text:style-name="Standard"/>
      <text:p text:style-name="Standard"/>
      <text:p text:style-name="Standard"/>
      <text:p text:style-name="Standard">____________________</text:p>
      <text:p text:style-name="Standard">*Note: Customer and employees are users. Guests have neither a customer or employee account.</text:p>
      <text:p text:style-name="Standard">*Note: Employees are seperated into customer representatives, loan officers, and managers.</text:p>
      <text:p text:style-name="Standard">*Note: Streth goal of comments on things like disputes.</text:p>
      <text:p text:style-name="Standard">____________________</text:p>
      <text:p text:style-name="Standard">---Stretch Goals For Banking App---</text:p>
      <text:p text:style-name="Standard">-Manager has the ability to view reports on employees such as number of approved/rejected disputes.</text:p>
      <text:p text:style-name="Standard">______</text:p>
      <text:p text:style-name="Standard">automation on credi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Suvorov</meta:initial-creator>
    <meta:creation-date>2019-06-10T08:59:01.37</meta:creation-date>
    <dc:date>2019-06-10T09:35:09.98</dc:date>
    <dc:creator>Andrey Suvorov</dc:creator>
    <meta:editing-duration>PT36M9S</meta:editing-duration>
    <meta:editing-cycles>2</meta:editing-cycles>
    <meta:generator>OpenOffice/4.1.6$Win32 OpenOffice.org_project/416m1$Build-9790</meta:generator>
    <meta:document-statistic meta:table-count="0" meta:image-count="0" meta:object-count="0" meta:page-count="2" meta:paragraph-count="58" meta:word-count="626" meta:character-count="3547"/>
  </office:meta>
</office:document-meta>
</file>